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, 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Quote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name-complex="Mangal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fo:language="en" fo:country="US" fo:font-style="normal" style:text-underline-style="none" fo:font-weight="normal" style:font-name-asian="Calibri" style:font-size-asian="20pt" style:font-style-asian="normal" style:font-weight-asian="normal" style:font-name-complex="Calibri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T1" style:family="text">
      <style:text-properties fo:font-size="20pt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20pt" fo:language="en" fo:country="US" fo:font-style="normal" style:text-underline-style="none" fo:font-weight="normal" style:font-name-asian="Calibri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20pt" fo:language="en" fo:country="US" fo:font-style="normal" style:text-underline-style="solid" style:text-underline-width="auto" style:text-underline-color="font-color" fo:font-weight="bold" style:font-size-asian="20pt" style:font-style-asian="normal" style:font-weight-asian="bold" style:font-name-complex="Mangal" style:font-size-complex="20pt" style:font-style-complex="normal" style:font-weight-complex="bold"/>
    </style:style>
    <style:style style:name="T4" style:family="text">
      <style:text-properties fo:font-size="20pt" fo:language="en" fo:country="US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5" style:family="text">
      <style:text-properties fo:font-size="20pt" fo:language="en" fo:country="US" fo:font-style="normal" style:text-underline-style="none" fo:font-weight="bold" style:font-size-asian="20pt" style:font-style-asian="normal" style:font-weight-asian="bold" style:font-name-complex="Mangal" style:font-size-complex="20pt" style:font-style-complex="normal" style:font-weight-complex="bold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20pt" style:font-weight-asian="bold" style:font-name-complex="Mangal" style:font-size-complex="20pt" style:font-weight-complex="bold"/>
    </style:style>
    <style:style style:name="T7" style:family="text">
      <style:text-properties fo:font-size="20pt" style:font-name-asian="Calibri" style:font-size-asian="20pt" style:font-name-complex="Calibri" style:font-size-complex="20pt"/>
    </style:style>
    <style:style style:name="T8" style:family="text">
      <style:text-properties fo:font-size="20pt" style:font-size-asian="20pt" style:font-name-complex="Mangal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language="en" fo:country="US" style:font-size-asian="20pt" style:font-size-complex="20pt"/>
    </style:style>
    <style:style style:name="T11" style:family="text">
      <style:text-properties fo:font-size="20pt" fo:language="en" fo:country="US" style:font-size-asian="20pt" style:font-name-complex="Mangal" style:font-size-complex="20pt"/>
    </style:style>
    <style:style style:name="T12" style:family="text">
      <style:text-properties fo:font-size="20pt" fo:language="en" fo:country="US" style:font-name-asian="Calibri" style:font-size-asian="20pt" style:font-name-complex="Calibri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🙏</text:span><text:span text:style-name="T2"> </text:span><text:span text:style-name="T3">अरदास</text:span><text:span text:style-name="T4"> </text:span><text:span text:style-name="T5">🙏</text:span></text:p>
      <text:p text:style-name="P2"/>
      <text:p text:style-name="P2"/>
      <text:p text:style-name="P2"/>
      <text:p text:style-name="P3"><text:span text:style-name="T6">सोई</text:span><text:span text:style-name="T7"> </text:span><text:span text:style-name="T8">करावे</text:span><text:span text:style-name="T7"> </text:span><text:span text:style-name="T8">जो</text:span><text:span text:style-name="T7"> </text:span><text:span text:style-name="T8">तुद</text:span><text:span text:style-name="T7"> </text:span><text:span text:style-name="T8">भावै</text:span></text:p>
      <text:p text:style-name="P3"><text:span text:style-name="T8">मोहे</text:span><text:span text:style-name="T7"> </text:span><text:span text:style-name="T6">सयानप</text:span><text:span text:style-name="T7"> </text:span><text:span text:style-name="T8">कछहु</text:span><text:span text:style-name="T7"> </text:span><text:span text:style-name="T8">न</text:span><text:span text:style-name="T7"> </text:span><text:span text:style-name="T8">आवै</text:span></text:p>
      <text:p text:style-name="P3"><text:span text:style-name="T8">हम</text:span><text:span text:style-name="T7"> </text:span><text:span text:style-name="T8">बालक</text:span><text:span text:style-name="T7"> </text:span><text:span text:style-name="T8">तोउ</text:span><text:span text:style-name="T7"> </text:span><text:span text:style-name="T6">शरणाई</text:span></text:p>
      <text:p text:style-name="P3"><text:span text:style-name="T8">प्रभु</text:span><text:span text:style-name="T7"> </text:span><text:span text:style-name="T8">आप</text:span><text:span text:style-name="T7"> </text:span><text:span text:style-name="T6">पैज़</text:span><text:span text:style-name="T7"> </text:span><text:span text:style-name="T8">रखाई</text:span></text:p>
      <text:p text:style-name="P3"><text:span text:style-name="T8">ऐसा</text:span><text:span text:style-name="T7"> </text:span><text:span text:style-name="T6">आत्म</text:span><text:span text:style-name="T7"> </text:span><text:span text:style-name="T8">स्मरण</text:span><text:span text:style-name="T7"> </text:span><text:span text:style-name="T8">आवै</text:span></text:p>
      <text:p text:style-name="P3"><text:span text:style-name="T8">जो</text:span><text:span text:style-name="T7"> </text:span><text:span text:style-name="T6">मंज़िल</text:span><text:span text:style-name="T7"> </text:span><text:span text:style-name="T8">तक</text:span><text:span text:style-name="T7"> </text:span><text:span text:style-name="T8">पहुँचावै</text:span></text:p>
      <text:p text:style-name="P4"/>
      <text:p text:style-name="P5"/>
      <text:p text:style-name="P6">🌹🌹🌹🌹🌹🌹🌹<text:span text:style-name="T9"/></text:p>
      <text:p text:style-name="P7">La Bella Vie ~ Beautiful Life <text:span text:style-name="T10"/></text:p>
      <text:p text:style-name="P3"><text:span text:style-name="T11">ख़ुशनुमा</text:span><text:span text:style-name="T12"> </text:span><text:span text:style-name="T11">ज़िन्दग़ी</text:span><text:span text:style-name="T12"> </text:span><text:span text:style-name="T11">~ सुन्दर: जीवन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, 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, 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, Calibri" style:font-family-generic="swiss" style:font-pitch="variable" fo:font-size="14pt" fo:font-weight="bold" style:font-name-asian="SimSun" style:font-family-asian="SimSun, 宋体" style:font-pitch-asian="variable" style:font-size-asian="14pt" style:font-weight-asian="bold" style:font-name-complex="Calibri" style:font-family-complex="Calibri, Calibri" style:font-family-generic-complex="swiss" style:font-pitch-complex="variable" style:font-size-complex="14pt" style:font-weight-complex="bold"/>
    </style:style>
    <style:style style:name="Quote" style:family="paragraph" style:parent-style-name="Standard" style:next-style-name="Standard">
      <style:text-properties fo:color="#000000" loext:opacity="100%" style:font-name="Calibri" fo:font-family="Calibri, 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, Calibri" style:font-family-generic-complex="swiss" style:font-pitch-complex="variable" style:font-style-complex="italic"/>
    </style:style>
    <style:style style:name="Default_20_Paragraph_20_Font" style:display-name="Default Paragraph Font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Times New Roman" style:font-family-complex="'Times New Roman', 'Times New Roman'" style:font-family-generic-complex="roman" style:font-pitch-complex="variable"/>
    </style:style>
    <style:style style:name="Quote" style:family="text" style:parent-style-name="Default_20_Paragraph_20_Font">
      <style:text-properties fo:color="#000000" loext:opacity="100%" style:font-name="Calibri" fo:font-family="Calibri, 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, Calibri" style:font-family-generic-complex="swiss" style:font-pitch-complex="variable" style:font-style-complex="italic"/>
    </style:style>
    <style:style style:name="Heading_20_1" style:display-name="Heading 1" style:family="text" style:parent-style-name="Default_20_Paragraph_20_Font">
      <style:text-properties fo:color="#365f91" loext:opacity="100%" style:font-name="Calibri" fo:font-family="Calibri, Calibri" style:font-family-generic="swiss" style:font-pitch="variable" fo:font-size="14pt" fo:font-weight="bold" style:font-name-asian="SimSun" style:font-family-asian="SimSun, 宋体" style:font-pitch-asian="variable" style:font-size-asian="14pt" style:font-weight-asian="bold" style:font-name-complex="Calibri" style:font-family-complex="Calibri, Calibri" style:font-family-generic-complex="swiss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PH2015</meta:initial-creator>
    <meta:creation-date>2025-09-03T07:00:25.793000000</meta:creation-date>
    <dc:date>2025-09-03T07:27:33.034497000</dc:date>
    <meta:editing-duration>PT7M57S</meta:editing-duration>
    <meta:editing-cycles>1</meta:editing-cycles>
    <meta:document-statistic meta:table-count="0" meta:image-count="0" meta:object-count="0" meta:page-count="1" meta:paragraph-count="10" meta:word-count="41" meta:character-count="146" meta:non-whitespace-character-count="114"/>
    <meta:generator>LibreOffice/25.2.5.2$Android_AARCH64 LibreOffice_project/03d19516eb2e1dd5d4ccd751a0d6f35f35e08022</meta:generator>
  </office:meta>
</office:document-meta>
</file>